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font-name="Bell MT" fo:font-size="16pt" officeooo:rsid="00198370" officeooo:paragraph-rsid="0019837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000000" style:font-name="Bell MT" fo:font-size="14pt" fo:font-weight="bold" officeooo:rsid="00198370" officeooo:paragraph-rsid="0019837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Bell MT" fo:font-size="14pt" fo:font-weight="normal" officeooo:rsid="001c16de" officeooo:paragraph-rsid="001b256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Bell MT" fo:font-size="14pt" fo:font-weight="normal" officeooo:rsid="001cdc33" officeooo:paragraph-rsid="001cdc3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Bell MT" fo:font-size="14pt" fo:font-weight="normal" officeooo:rsid="00206c68" officeooo:paragraph-rsid="00206c6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Bell MT" fo:font-size="14pt" fo:font-weight="normal" officeooo:rsid="002194ea" officeooo:paragraph-rsid="002194e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Bell MT" fo:font-size="14pt" fo:font-weight="normal" officeooo:rsid="0029a8a4" officeooo:paragraph-rsid="0029a8a4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font-name="Bell MT" fo:font-size="14pt" fo:font-weight="normal" officeooo:rsid="001b256b" officeooo:paragraph-rsid="001b256b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 style:font-name="Bell MT" fo:font-size="14pt" fo:font-weight="normal" officeooo:rsid="001c16de" officeooo:paragraph-rsid="001c16de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style:font-name="Bell MT" fo:font-size="14pt" fo:font-weight="normal" officeooo:rsid="001cdc33" officeooo:paragraph-rsid="001cdc33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color="#000000" style:font-name="Bell MT" fo:font-size="14pt" fo:font-weight="normal" officeooo:rsid="0021c7bc" officeooo:paragraph-rsid="0021c7bc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style:font-name="Bell MT" fo:font-size="14pt" fo:font-weight="normal" officeooo:rsid="001d02a1" officeooo:paragraph-rsid="001d02a1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color="#000000" style:font-name="Bell MT" fo:font-size="14pt" fo:font-weight="normal" officeooo:rsid="001d314d" officeooo:paragraph-rsid="001d314d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color="#000000" style:font-name="Bell MT" fo:font-size="14pt" fo:font-weight="normal" officeooo:rsid="001e96de" officeooo:paragraph-rsid="001e96de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style:font-name="Bell MT" fo:font-size="14pt" fo:font-weight="normal" officeooo:rsid="00206c68" officeooo:paragraph-rsid="001ffe4e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style:font-name="Bell MT" fo:font-size="14pt" fo:font-weight="normal" officeooo:rsid="00206c68" officeooo:paragraph-rsid="00206c68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style:font-name="Bell MT" fo:font-size="14pt" fo:font-weight="normal" officeooo:rsid="0020b21f" officeooo:paragraph-rsid="0020b21f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style:font-name="Bell MT" fo:font-size="14pt" fo:font-weight="normal" officeooo:rsid="0020f07e" officeooo:paragraph-rsid="0020f07e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style:font-name="Bell MT" fo:font-size="14pt" fo:font-weight="normal" officeooo:rsid="002194ea" officeooo:paragraph-rsid="002194ea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style:font-name="Bell MT" fo:font-size="14pt" fo:font-weight="normal" officeooo:rsid="0029a8a4" officeooo:paragraph-rsid="0029a8a4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281d2b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81d2b" officeooo:paragraph-rsid="00281d2b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06c68" officeooo:paragraph-rsid="00206c68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20f07e" officeooo:paragraph-rsid="0020f07e"/>
    </style:style>
    <style:style style:name="P25" style:family="paragraph" style:parent-style-name="Standard">
      <style:paragraph-properties fo:text-align="center" style:justify-single-word="false"/>
      <style:text-properties fo:color="#c9211e" style:font-name="Bell MT" fo:font-size="16pt" officeooo:rsid="00198370" officeooo:paragraph-rsid="00198370" style:font-size-asian="14pt" style:font-size-complex="16pt"/>
    </style:style>
    <style:style style:name="T1" style:family="text">
      <style:text-properties officeooo:rsid="001cdc33"/>
    </style:style>
    <style:style style:name="T2" style:family="text">
      <style:text-properties officeooo:rsid="001d314d"/>
    </style:style>
    <style:style style:name="T3" style:family="text">
      <style:text-properties fo:color="#000000" style:font-name="Bell MT"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color="#000000" style:font-name="Bell MT" fo:font-size="14pt" fo:font-weight="normal" officeooo:rsid="001ffe4e" style:font-size-asian="12.25pt" style:font-weight-asian="normal" style:font-size-complex="14pt" style:font-weight-complex="normal"/>
    </style:style>
    <style:style style:name="T5" style:family="text">
      <style:text-properties fo:color="#000000" style:font-name="Bell MT" fo:font-size="14pt" fo:font-weight="normal" officeooo:rsid="00206c68" style:font-size-asian="12.25pt" style:font-weight-asian="normal" style:font-size-complex="14pt" style:font-weight-complex="normal"/>
    </style:style>
    <style:style style:name="T6" style:family="text">
      <style:text-properties fo:color="#000000" style:font-name="Bell MT" fo:font-size="14pt" fo:font-weight="normal" officeooo:rsid="00210130" style:font-size-asian="12.25pt" style:font-weight-asian="normal" style:font-size-complex="14pt" style:font-weight-complex="normal"/>
    </style:style>
    <style:style style:name="T7" style:family="text">
      <style:text-properties officeooo:rsid="001e96de"/>
    </style:style>
    <style:style style:name="T8" style:family="text">
      <style:text-properties officeooo:rsid="0021c7bc"/>
    </style:style>
    <style:style style:name="T9" style:family="text">
      <style:text-properties officeooo:rsid="0022f5f7"/>
    </style:style>
    <style:style style:name="T10" style:family="text">
      <style:text-properties officeooo:rsid="00262278"/>
    </style:style>
    <style:style style:name="T11" style:family="text">
      <style:text-properties officeooo:rsid="00281d2b"/>
    </style:style>
    <style:style style:name="T12" style:family="text">
      <style:text-properties officeooo:rsid="0029a8a4"/>
    </style:style>
    <style:style style:name="T13" style:family="text">
      <style:text-properties officeooo:rsid="002b96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G9V-MMM-1HW-MLC</text:p>
      <text:p text:style-name="P1">Partie I – Overview</text:p>
      <text:p text:style-name="P1"/>
      <text:p text:style-name="P2">1/Expressions </text:p>
      <text:p text:style-name="P2"/>
      <text:p text:style-name="P3"/>
      <text:list xml:id="list1070410582" text:style-name="L1">
        <text:list-item>
          <text:p text:style-name="P8">Pas de conversion implicite automatique par le compiler</text:p>
          <text:p text:style-name="P8"/>
        </text:list-item>
        <text:list-item>
          <text:p text:style-name="P9">2 expressions peuvent etre afféctées à une seule et meme expression : exp :: = (exp, exp). Son résultat est un produit cartésien : type * type</text:p>
          <text:p text:style-name="P9"/>
          <text:p text:style-name="P9">Exemple :</text:p>
          <text:p text:style-name="P9">Exp :: = (1, true) : int * bool</text:p>
          <text:p text:style-name="P9"/>
        </text:list-item>
        <text:list-item>
          <text:p text:style-name="P10">Type fléchés : chaque terme a un type</text:p>
          <text:p text:style-name="P10"/>
          <text:p text:style-name="P10">Exemple :</text:p>
          <text:p text:style-name="P10">exp :: = (1, (not true)) : int * <text:span text:style-name="T8">bool</text:span></text:p>
          <text:p text:style-name="P10">‘not’ étant de type bool et true étant de type bool, on a : bool → bool</text:p>
          <text:p text:style-name="P10"/>
        </text:list-item>
        <text:list-item>
          <text:p text:style-name="P10">(1, (true &amp;&amp; false)) : int * bool </text:p>
          <text:p text:style-name="P11">&amp;&amp; étant un opérateur binaire qui prend un bool et un autre bool et qui renvoie un bool soit : bool<text:span text:style-name="T1">→ bool → bool</text:span></text:p>
          <text:p text:style-name="P10"/>
          <text:p text:style-name="P10"/>
          <text:p text:style-name="P10"><text:span text:style-name="T10">A l’inverse </text:span>(1, (true &amp;&amp; 0)) renverra une erreur de compilation car bool → int → bool n’éxiste pas <text:span text:style-name="T9">car l’opérateur binaire &amp;&amp; prend 2 bool et non pas un bool et un int</text:span></text:p>
        </text:list-item>
      </text:list>
      <text:p text:style-name="P4"/>
      <text:list xml:id="list95147837713617" text:continue-numbering="true" text:style-name="L1">
        <text:list-item>
          <text:p text:style-name="P12">Lors de la présence de plusieurs expressions afféctées à une variable : les expressions en position exp1 + 1 sont les arguments de la première fonction</text:p>
          <text:p text:style-name="P12"/>
          <text:p text:style-name="P12">Exemple :</text:p>
          <text:p text:style-name="P12">exp :: = (f 1 Z) de type f : <text:span text:style-name="T2">i</text:span>nt → int → string</text:p>
          <text:p text:style-name="P12">exp :: = (exp1 exp2 exp3) </text:p>
          <text:p text:style-name="P12">exp1 est la fonction et exp2/exp3 sont les arguments</text:p>
          <text:p text:style-name="P12"/>
        </text:list-item>
        <text:list-item>
          <text:p text:style-name="P13">Déclaration d’une expression fonctionnelle : fun x - &gt; x + 1</text:p>
          <text:p text:style-name="P13"/>
        </text:list-item>
        <text:list-item>
          <text:p text:style-name="P13">Lors de la présence de plusieurs inconnues (x et y), l’oubli de la déclaration fonctionnelle d’une inconnue ne permettra pas la sortie d’un résultat :</text:p>
          <text:p text:style-name="P13"/>
          <text:p text:style-name="P13">fun x (fun y → x + y +1) (de type int → <text:span text:style-name="T7">(</text:span> int → int<text:span text:style-name="T7">)</text:span>) donnera un résultat contrairement à (fun y → x + y +1) qui donnera aucun résultat car x n’est pas déclaré</text:p>
          <text:p text:style-name="P13"><text:soft-page-break/></text:p>
        </text:list-item>
        <text:list-item>
          <text:p text:style-name="P14">int → int → int =/= (int → int) → int</text:p>
          <text:p text:style-name="P14"/>
        </text:list-item>
        <text:list-item>
          <text:p text:style-name="P21"><text:span text:style-name="T4">Définition d’une </text:span><text:span text:style-name="T5">variable</text:span><text:span text:style-name="T4"> : let nomDeVariable = expression</text:span></text:p>
          <text:p text:style-name="P22"><text:span text:style-name="T4">E</text:span><text:span text:style-name="T3">xemple : </text:span></text:p>
          <text:p text:style-name="P21"><text:span text:style-name="T4">l</text:span><text:span text:style-name="T5">et n = 4</text:span></text:p>
          <text:p text:style-name="P15"/>
        </text:list-item>
        <text:list-item>
          <text:p text:style-name="P23"><text:span text:style-name="T4">D</text:span><text:span text:style-name="T3">efinition d’une fonction : let x = fun y → (4/3) * pi * (r *2)</text:span></text:p>
          <text:p text:style-name="P16"/>
        </text:list-item>
        <text:list-item>
          <text:p text:style-name="P16">Definition ‘let _’ <text:span text:style-name="T11">est l’</text:span>analogue du main <text:span text:style-name="T11">dans les autres languages</text:span></text:p>
          <text:p text:style-name="P16">let _ = (x n) calcule la surface de valeur 4</text:p>
          <text:p text:style-name="P16"/>
        </text:list-item>
        <text:list-item>
          <text:p text:style-name="P17">let f = (fun n → fun m → (n + m +1)) équivaut à : let f n m = n + m + 1</text:p>
          <text:p text:style-name="P17">let f (n : int) (m : int) : int = n + m +1</text:p>
          <text:p text:style-name="P17"/>
        </text:list-item>
        <text:list-item>
          <text:p text:style-name="P24"><text:span text:style-name="T3">Inexistance de la fonction return. </text:span><text:span text:style-name="T6">Application directe de l’expression retournée.</text:span></text:p>
          <text:p text:style-name="P18"/>
          <text:p text:style-name="P18">Exemple : if (b &gt; 0) then -b else b</text:p>
          <text:p text:style-name="P18">Au lieu de : if (b &gt;0 )</text:p>
          <text:p text:style-name="P18">return – b;</text:p>
          <text:p text:style-name="P18"/>
        </text:list-item>
        <text:list-item>
          <text:p text:style-name="P19">Fonction match :</text:p>
          <text:p text:style-name="P19">Exemple :</text:p>
          <text:p text:style-name="P19">let xor (b1 : bool) (b2: bool) : bool =</text:p>
          <text:p text:style-name="P19"><text:s text:c="5"/>match (b1, b2) with VAR / EXP</text:p>
          <text:p text:style-name="P19"><text:s text:c="7"/>|true, true → false</text:p>
          <text:p text:style-name="P19"><text:s text:c="7"/>|false, true → true</text:p>
          <text:p text:style-name="P19"><text:s text:c="7"/>|false, false → false</text:p>
          <text:p text:style-name="P19"><text:s text:c="7"/>|true, false → true</text:p>
          <text:p text:style-name="P19"/>
        </text:list-item>
        <text:list-item>
          <text:p text:style-name="P19"><text:s/><text:span text:style-name="T12">Fonctions locales VS fonctions globales</text:span></text:p>
        </text:list-item>
      </text:list>
      <text:p text:style-name="P6"/>
      <text:p text:style-name="P7">Globales: </text:p>
      <text:list xml:id="list95147610370175" text:continue-numbering="true" text:style-name="L1">
        <text:list-header>
          <text:p text:style-name="P20">let (x:int) = 3 </text:p>
          <text:p text:style-name="P20">let f (n:int) : int = n + x</text:p>
          <text:p text:style-name="P20">let_ = (f x)</text:p>
        </text:list-header>
      </text:list>
      <text:p text:style-name="P7"/>
      <text:p text:style-name="P7">Locales :</text:p>
      <text:p text:style-name="P7">let …. in </text:p>
      <text:list xml:id="list95147483906710" text:continue-numbering="true" text:style-name="L1">
        <text:list-item>
          <text:p text:style-name="P20"/>
          <text:p text:style-name="P19"/>
        </text:list-item>
      </text:list>
      <text:p text:style-name="P5"/>
      <text:list xml:id="list95146526606943" text:continue-numbering="true" text:style-name="L1">
        <text:list-header>
          <text:p text:style-name="P13"/>
          <text:p text:style-name="P10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9T16:03:38.162000000</meta:creation-date>
    <dc:date>2020-11-01T09:51:46.236000000</dc:date>
    <meta:editing-duration>PT49M59S</meta:editing-duration>
    <meta:editing-cycles>13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51" meta:word-count="503" meta:character-count="2324" meta:non-whitespace-character-count="1844"/>
  </office:meta>
</office:document-meta>
</file>